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bf05" officeooo:paragraph-rsid="001cbf05"/>
    </style:style>
    <style:style style:name="P2" style:family="paragraph" style:parent-style-name="Standard">
      <style:text-properties officeooo:rsid="001c3050" officeooo:paragraph-rsid="001c305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fore tab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Before section</text:p>
            <text:section text:style-name="Sect1" text:name="Section1">
              <text:p text:style-name="P1">In section</text:p>
            </text:section>
            <text:p text:style-name="P1">After section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>After 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AR PL SungtiL GB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AR PL SungtiL GB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6:01:59.710768279</meta:creation-date>
    <dc:date>2017-07-27T09:39:40.609603833</dc:date>
    <meta:editing-duration>PT3M36S</meta:editing-duration>
    <meta:editing-cycles>3</meta:editing-cycles>
    <meta:generator>LibreOfficeDev/6.0.0.0.alpha0$Linux_X86_64 LibreOffice_project/6fef8526660aaab2d77671171849e5dd619e9525</meta:generator>
    <meta:document-statistic meta:table-count="1" meta:image-count="0" meta:object-count="0" meta:page-count="1" meta:paragraph-count="5" meta:word-count="10" meta:character-count="60" meta:non-whitespace-character-count="55"/>
  </office:meta>
</office:document-meta>
</file>